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inition4BPELImpl.isMembe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setTypes( Types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add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removeExtensibilityElement( Extensibility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Documentation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Import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set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Documen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setExtensionRegistry(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removePortTyp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removeBinding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Native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ElementsForType( final QName type , Class &lt; T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inition4BPELImpl.getPrefix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removeNamespac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Schem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setDocumentBaseURI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Extens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Definition4BPELImpl( Definition wsdlDef , String bpwsNS , String plnkNS , String prop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inition4BPELImpl.getPor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Servic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addBinding(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Binding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removeMessag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PortTyp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Binding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Property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Namespa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removeImport( Import anIm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addService(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addNamespace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All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setDocumentation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Binding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addPortType( PortTyp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Binding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Binding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Property( final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inition4BPELImpl.isMember( PropertyAlias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All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PartnerLink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addExtensibilityElement( ExtensibilityElement extensibility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Messag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Extensibilit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removeServic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setExtensionAttribute( QName qNam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PartnerLinkType( final QName partnerLink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inition4BPELImpl.create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isMember( PartnerLinkTyp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ExtensionAttribut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setTargetNamespa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Exten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AllPor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isMember( Property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getPropertyAlias( final QName propertyName , final QName messag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inition4BPELImpl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addImport( Import anIm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inition4BPELImpl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